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DC000036B2000017721006EB6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da647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7da647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49cm, 0.9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cm" svg:x="6.2cm" svg:y="5.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0.9cm" svg:x="6.2cm" svg:y="4.7cm">
          <text:p text:style-name="P1"><text:span text:style-name="T1">J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9cm" svg:x="8cm" svg:y="3.7cm">
          <text:p text:style-name="P1"><text:span text:style-name="T1">H2</text:span></text:p>
          <draw:enhanced-geometry svg:viewBox="0 0 21600 21600" draw:type="rectangle" draw:enhanced-path="M 0 0 L 21600 0 21600 21600 0 21600 0 0 Z N"/>
        </draw:custom-shape>
        <draw:polygon draw:style-name="gr1" draw:text-style-name="P2" draw:layer="layout" svg:width="2.999cm" svg:height="1.899cm" svg:x="11.2cm" svg:y="3.7cm" svg:viewBox="0 0 3000 1900" draw:points="2100,1900 2100,900 0,900 0,0 2100,0 3000,0 3000,900 3000,1900">
          <text:p text:style-name="P1"><text:span text:style-name="T1">SWT</text:span></text:p>
          <text:p text:style-name="P1"><text:span text:style-name="T1"/></text:p>
          <text:p text:style-name="P1"><text:span text:style-name="T1"/></text:p>
        </draw:polygon>
        <draw:polygon draw:style-name="gr2" draw:text-style-name="P2" draw:layer="layout" svg:width="7.999cm" svg:height="1.899cm" svg:x="6.2cm" svg:y="2.7cm" svg:viewBox="0 0 8000 1900" draw:points="0,800 0,0 8000,0 8000,900 1700,900 1700,1900 0,1900 0,900">
          <text:p text:style-name="P1"><text:span text:style-name="T1">MoMa</text:span></text:p>
          <text:p text:style-name="P1"><text:span text:style-name="T1"/></text:p>
          <text:p text:style-name="P1"><text:span text:style-name="T1"/></text:p>
        </draw:polygon>
        <draw:custom-shape draw:style-name="gr3" draw:text-style-name="P2" draw:layer="layout" svg:width="8cm" svg:height="1cm" svg:x="6cm" svg:y="9cm">
          <text:p text:style-name="P1"><text:span text:style-name="T1">gui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1cm" svg:x="6cm" svg:y="11cm">
          <text:p text:style-name="P1"><text:span text:style-name="T1">service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cm" svg:height="1cm" svg:x="6cm" svg:y="13cm">
          <text:p text:style-name="P1"><text:span text:style-name="T1">persistence lay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1cm" draw:transform="rotate (1.5707963267949) translate (15cm 14cm)">
          <text:p text:style-name="P1"><text:span text:style-name="T1">data transfer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4cm" svg:y1="9.5cm" svg:x2="15cm" svg:y2="9.5cm">
          <text:p/>
        </draw:line>
        <draw:line draw:style-name="gr5" draw:text-style-name="P1" draw:layer="layout" svg:x1="14cm" svg:y1="13.5cm" svg:x2="15cm" svg:y2="13.5cm">
          <text:p/>
        </draw:line>
        <draw:line draw:style-name="gr5" draw:text-style-name="P1" draw:layer="layout" svg:x1="14cm" svg:y1="11.5cm" svg:x2="15cm" svg:y2="11.5cm">
          <text:p/>
        </draw:line>
        <draw:line draw:style-name="gr5" draw:text-style-name="P1" draw:layer="layout" svg:x1="10cm" svg:y1="10cm" svg:x2="10cm" svg:y2="11cm">
          <text:p/>
        </draw:line>
        <draw:line draw:style-name="gr5" draw:text-style-name="P1" draw:layer="layout" svg:x1="10cm" svg:y1="12cm" svg:x2="10cm" svg:y2="13cm">
          <text:p/>
        </draw:line>
        <draw:frame draw:style-name="gr6" draw:text-style-name="P1" draw:layer="layout" svg:width="10.05cm" svg:height="5.098cm" svg:x="7.975cm" svg:y="16.451cm">
          <draw:image xlink:href="Pictures/200000DC000036B2000017721006EB6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Schmidhuber</meta:initial-creator>
    <meta:creation-date>2012-06-12T17:34:34</meta:creation-date>
    <dc:date>2012-06-22T14:36:55</dc:date>
    <dc:creator>Stefan Schmidhuber</dc:creator>
    <meta:editing-duration>PT58M41S</meta:editing-duration>
    <meta:editing-cycles>7</meta:editing-cycles>
    <meta:generator>LibreOffice/3.5$Linux_X86_64 LibreOffice_project/350m1$Build-2</meta:generator>
    <meta:document-statistic meta:object-count="15"/>
  </office:meta>
</office:document-meta>
</file>